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NewRoman" svg:font-family="TimesNewRoman" style:font-family-generic="roman"/>
    <style:font-face style:name="MetaBold-Roman" svg:font-family="MetaBold-Roman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NewRoman" fo:font-size="12pt" style:font-size-asian="12pt" style:font-size-complex="12pt"/>
    </style:style>
    <style:style style:name="P2" style:family="paragraph" style:parent-style-name="Standard">
      <style:text-properties style:use-window-font-color="true" style:font-name="TimesNewRoman" fo:font-size="12pt" style:font-size-asian="12pt" style:font-size-complex="12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TimesNewRoman" fo:font-size="12pt" style:font-size-asian="12pt" style:font-size-complex="12pt"/>
    </style:style>
    <style:style style:name="P5" style:family="paragraph" style:parent-style-name="Standard" style:list-style-name="L1">
      <style:text-properties style:use-window-font-color="true" style:font-name="TimesNewRoman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style:font-name="TimesNewRoman" fo:font-size="12pt" style:font-name-asian="MetaBold-Roman" style:font-size-asian="12pt" style:font-name-complex="MetaBold-Roman" style:font-size-complex="12pt"/>
    </style:style>
    <style:style style:name="T3" style:family="text">
      <style:text-properties style:use-window-font-color="true" style:font-name="TimesNewRoman" fo:font-size="12pt" style:font-name-asian="MetaBold-Roman" style:font-size-asian="12pt" style:font-name-complex="MetaBold-Roman" style:font-size-complex="12pt"/>
    </style:style>
    <style:style style:name="T4" style:family="text">
      <style:text-properties style:use-window-font-color="true" style:font-name="TimesNewRoman" fo:font-size="12pt" fo:font-style="italic" style:font-name-asian="MetaBold-Roman" style:font-size-asian="12pt" style:font-name-complex="MetaBold-Roman" style:font-size-complex="12pt"/>
    </style:style>
    <style:style style:name="T5" style:family="text">
      <style:text-properties style:use-window-font-color="true" style:font-name="TimesNewRoman" fo:font-size="12pt" style:font-size-asian="12pt" style:font-size-complex="12pt"/>
    </style:style>
    <style:style style:name="T6" style:family="text">
      <style:text-properties style:font-name="Times New Roman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:</text:p>
      <text:list xml:id="list962995316" text:style-name="L1">
        <text:list-item>
          <text:p text:style-name="P4">Analytical evalation of pull-out tests—The inverse problem.<text:line-break/>B. Banholzer, W. Brameshuber, W.Jung<text:line-break/>Cement &amp; Concrete Composites 28 (2006) 564-571<text:line-break/></text:p>
        </text:list-item>
        <text:list-item>
          <text:p text:style-name="P4">Textile Reinforced Concrete – Load-bearing Behavior and Design.<text:line-break/>Prof. Dr.-Ing. J. Hegger, Dr.-Ing. N. Will, Dipl.-Ing. S.Voss<text:line-break/>Institut für Massivbau, RWTH-Aachen<text:line-break/>VDI-Berichte Nr. 1970, <text:span text:style-name="T1">Seiten</text:span> 23-36, 2007 <text:line-break/></text:p>
        </text:list-item>
        <text:list-item>
          <text:p text:style-name="P4">Durability aspects of AR-glass-reinforcement in textile reinforced concrete, Part 1: Material behaviour<text:line-break/>Heidi Cuypers, Jeanette Orlowsky, Michael Raupach, Till Büttner<text:line-break/>Advances in Construction Materials 381-395 (2007)<text:line-break/></text:p>
        </text:list-item>
        <text:list-item>
          <text:p text:style-name="P4">AR-Glass and Carbon Fibers in Textile Reinforced Concrete—Simulation and Design</text:p>
          <text:p text:style-name="P3"><text:span text:style-name="T2">J. Hegger, O. Bruckermann, S. Voss<text:line-break/>Chapter in book: </text:span><text:span text:style-name="T3"><text:s/></text:span><text:span text:style-name="T4">Exterior Cladding Panels as an Application of Textile Reinforced Concrete</text:span><text:span text:style-name="T3">, American Concrete Institute, </text:span><text:span text:style-name="T4">Page</text:span><text:span text:style-name="T3"> 55-70 2004</text:span><text:span text:style-name="T5"><text:line-break/></text:span></text:p>
        </text:list-item>
        <text:list-item>
          <text:p text:style-name="P5">Effect of multifilament yarn crack bridging on uniaxial behavior of <text:s/>textile reinfoced concrete.<text:line-break/>Marin Otto Alfred Konrad, Doctor Dissertation 2008<text:line-break/>Statics &amp; Dynamics, Faculty of Civil Engineering, RWTH Aachen</text:p>
        </text:list-item>
      </text:list>
      <text:p text:style-name="P2"/>
      <text:list xml:id="list1440969316" text:continue-numbering="true" text:style-name="L1">
        <text:list-item>
          <text:p text:style-name="P5">Evaluation of directional mesh bias in concrete fracture simulations using continuum damage models<text:line-break/>Milan Ji<text:span text:style-name="T6">rá</text:span>sek, Peter Grassl<text:line-break/>Engineering Fracture Mechanics 75 (2008) 1921-1943<text:line-break/></text:p>
        </text:list-item>
        <text:list-item>
          <text:p text:style-name="P5">Numerical Simulation of Textile Reinforced Concrete Using a Microplane-Type Model with Initial Anisotropy<text:line-break/>A. Scholzen, R. Chudoba and J. Hegger<text:line-break/>Institute of Structural Concrete RWTH Aachen University, Germany<text:line-break/>Civil-Comp Press 2008 <text:s/>Paper261 <text:line-break/></text:p>
        </text:list-item>
        <text:list-item>
          <text:p text:style-name="P5">[7] Epoxy-Impregnated Textiles in Concrete-Load Bearing Capacity and Durability. </text:p>
          <text:p text:style-name="P5">M.Rraupach, J.Orlowsky, T.Büttner, Institute of Building Materials, RWTH Aachen University. U.Dilthey, M.Schleser, ISF Welding and Joining Institute, RWTH Aachen University</text:p>
          <text:p text:style-name="P5">1<text:span text:style-name="T7">st</text:span>. International Conference Textile Reinforced Concrete (ICTRC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NewRoman" svg:font-family="TimesNewRoman" style:font-family-generic="roman"/>
    <style:font-face style:name="MetaBold-Roman" svg:font-family="MetaBold-Roman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4T11:53:21</meta:creation-date>
    <dc:date>2009-03-23T11:13:02</dc:date>
    <meta:editing-duration>PT01H45M45S</meta:editing-duration>
    <meta:editing-cycles>10</meta:editing-cycles>
    <meta:generator>OpenOffice.org/3.0$Linux OpenOffice.org_project/300m9$Build-9358</meta:generator>
    <dc:creator>Zhun Hoffmann</dc:creator>
    <meta:document-statistic meta:table-count="0" meta:image-count="0" meta:object-count="0" meta:page-count="1" meta:paragraph-count="12" meta:word-count="239" meta:character-count="1787"/>
  </office:meta>
</office:document-meta>
</file>